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6" style:family="table-cell" style:parent-style-name="Default" style:data-style-name="N50">
      <style:table-cell-properties fo:background-color="#ffff00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841.157835" calcext:value-type="float">
            <text:p>2841.157835</text:p>
          </table:table-cell>
          <table:table-cell table:style-name="Default" table:formula="of:=[.H2]/24/365" office:value-type="float" office:value="0.324333086187215" calcext:value-type="float">
            <text:p>0.324333086187215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8.94917" calcext:value-type="float">
            <text:p>58.9491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4.26444" calcext:value-type="float">
            <text:p>54.26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3.47194" calcext:value-type="float">
            <text:p>53.4719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7.48" calcext:value-type="float">
            <text:p>47.4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55.57667" calcext:value-type="float">
            <text:p>55.57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table:style-name="ce6" office:value-type="string" calcext:value-type="string">
            <text:p>DL</text:p>
          </table:table-cell>
          <table:table-cell table:style-name="ce11" office:value-type="float" office:value="41.05861" calcext:value-type="float">
            <text:p>41.058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0:20:18.287756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4T10:22:58.213308499</dc:date>
    <meta:editing-duration>P4DT14H12M38S</meta:editing-duration>
    <meta:editing-cycles>111</meta:editing-cycles>
    <meta:document-statistic meta:table-count="1" meta:cell-count="1248" meta:object-count="0"/>
  </office:meta>
</office:document-meta>
</file>